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68cm"/>
    </style:style>
    <style:style style:family="table-column" style:name="co2">
      <style:table-column-properties fo:break-before="auto" style:column-width="0.369cm"/>
    </style:style>
    <style:style style:family="table-column" style:name="co3">
      <style:table-column-properties fo:break-before="auto" style:column-width="2.806cm"/>
    </style:style>
    <style:style style:family="table-column" style:name="co4">
      <style:table-column-properties fo:break-before="auto" style:column-width="2.436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872cm"/>
    </style:style>
    <style:style style:family="table-column" style:name="co7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-row" style:name="ro5">
      <style:table-row-properties fo:break-before="auto" style:use-optimal-row-height="false" style:row-height="0.503cm"/>
    </style:style>
    <style:style style:family="table" style:name="ta1" style:master-page-name="PageStyle_5f_Tabel_20_6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0.74pt solid #000000" style:diagonal-tl-br="none" fo:border-bottom="none" style:diagonal-bl-tr="none" style:rotation-align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="none" style:diagonal-tl-br="none" style:diagonal-bl-tr="none" style:rotation-align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39" style:display-name="ce3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40" style:display-name="ce4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6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1"/>
        <table:table-column table:style-name="co4" table:default-cell-style-name="ce27"/>
        <table:table-column table:style-name="co5" table:default-cell-style-name="Default"/>
        <table:table-column table:style-name="co6" table:default-cell-style-name="ce27"/>
        <table:table-column table:style-name="co7" table:default-cell-style-name="ce35" table:number-columns-repeated="251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Tabel 6. Hoofden van gezinnen en afzonderlijk levende personen zonder beroep</text:p>
          </table:table-cell>
          <table:table-cell table:style-name="ce11" table:number-columns-repeated="4"/>
          <table:table-cell table:style-name="ce29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ns41:value-type="string" table:number-rows-spanned="2" table:style-name="ce3" table:number-columns-spanned="1" office:value-type="string">
            <text:p>GEMEENTEN</text:p>
          </table:table-cell>
          <table:table-cell table:style-name="ce12"/>
          <table:table-cell ns41:value-type="string" table:number-rows-spanned="1" table:style-name="ce14" table:number-columns-spanned="2" office:value-type="string">
            <text:p>Mannen</text:p>
          </table:table-cell>
          <table:covered-table-cell table:style-name="ce22"/>
          <table:table-cell ns41:value-type="string" table:number-rows-spanned="1" table:style-name="ce28" table:number-columns-spanned="2" office:value-type="string">
            <text:p>Vrouwen</text:p>
          </table:table-cell>
          <table:covered-table-cell table:style-name="ce28"/>
          <table:table-cell table:style-name="ce36" table:number-columns-repeated="1018"/>
        </table:table-row>
        <table:table-row table:style-name="ro3">
          <table:covered-table-cell table:style-name="ce4"/>
          <table:table-cell table:style-name="ce12"/>
          <table:table-cell ns41:value-type="string" table:style-name="ce15" office:value-type="string">
            <text:p>Hoofden</text:p>
          </table:table-cell>
          <table:table-cell ns41:value-type="string" table:style-name="ce23" office:value-type="string">
            <text:p>Afzonderlijk Levenden</text:p>
          </table:table-cell>
          <table:table-cell ns41:value-type="string" table:style-name="ce23" office:value-type="string">
            <text:p>Hoofden</text:p>
          </table:table-cell>
          <table:table-cell ns41:value-type="string" table:style-name="ce30" office:value-type="string">
            <text:p>Afzonderlijk Levenden.</text:p>
          </table:table-cell>
          <table:table-cell table:style-name="ce36" table:number-columns-repeated="1018"/>
        </table:table-row>
        <table:table-row table:style-name="ro1">
          <table:table-cell table:style-name="ce5"/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number-columns-repeated="1018"/>
        </table:table-row>
        <table:table-row table:style-name="ro4">
          <table:table-cell ns41:value-type="string" table:style-name="ce6" office:value-type="string">
            <text:p>s Gravenhage</text:p>
          </table:table-cell>
          <table:table-cell table:style-name="ce2"/>
          <table:table-cell ns41:value-type="float" table:style-name="ce17" office:value="2278" office:value-type="float">
            <text:p>2278</text:p>
          </table:table-cell>
          <table:table-cell ns41:value-type="float" table:style-name="ce25" office:value="292" office:value-type="float">
            <text:p>292</text:p>
          </table:table-cell>
          <table:table-cell ns41:value-type="float" table:style-name="ce25" office:value="3816" office:value-type="float">
            <text:p>3816</text:p>
          </table:table-cell>
          <table:table-cell ns41:value-type="float" table:style-name="ce31" office:value="1696" office:value-type="float">
            <text:p>1696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Rotterdam</text:p>
          </table:table-cell>
          <table:table-cell table:style-name="ce2"/>
          <table:table-cell ns41:value-type="float" table:style-name="ce18" office:value="2002" office:value-type="float">
            <text:p>2002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4096" office:value-type="float">
            <text:p>4096</text:p>
          </table:table-cell>
          <table:table-cell ns41:value-type="float" table:style-name="ce32" office:value="1405" office:value-type="float">
            <text:p>1405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ce2"/>
          <table:table-cell table:formula="of:=[.C6]+[.C7]" ns41:value-type="float" table:style-name="ce19" office:value-type="float" office:value="4280">
            <text:p>4280</text:p>
          </table:table-cell>
          <table:table-cell table:formula="of:=[.D6]+[.D7]" ns41:value-type="float" table:style-name="ce13" office:value-type="float" office:value="415">
            <text:p>415</text:p>
          </table:table-cell>
          <table:table-cell table:formula="of:=[.E6]+[.E7]" ns41:value-type="float" table:style-name="ce13" office:value-type="float" office:value="7912">
            <text:p>7912</text:p>
          </table:table-cell>
          <table:table-cell table:formula="of:=[.F6]+[.F7]" ns41:value-type="float" table:style-name="ce33" office:value-type="float" office:value="3101">
            <text:p>3101</text:p>
          </table:table-cell>
          <table:table-cell table:style-name="ce37" table:number-columns-repeated="250"/>
          <table:table-cell table:style-name="ce38" table:number-columns-repeated="768"/>
        </table:table-row>
        <table:table-row table:style-name="ro4">
          <table:table-cell ns41:value-type="string" table:style-name="ce7" office:value-type="string">
            <text:p>Delft</text:p>
          </table:table-cell>
          <table:table-cell table:style-name="ce2"/>
          <table:table-cell ns41:value-type="float" table:style-name="ce18" office:value="411" office:value-type="float">
            <text:p>411</text:p>
          </table:table-cell>
          <table:table-cell ns41:value-type="float" table:style-name="ce39" office:value="200" office:value-type="float">
            <text:p>200</text:p>
          </table:table-cell>
          <table:table-cell ns41:value-type="float" table:style-name="ce39" office:value="765" office:value-type="float">
            <text:p>765</text:p>
          </table:table-cell>
          <table:table-cell ns41:value-type="float" table:style-name="ce32" office:value="339" office:value-type="float">
            <text:p>339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Dordrecht</text:p>
          </table:table-cell>
          <table:table-cell table:style-name="ce2"/>
          <table:table-cell ns41:value-type="float" table:style-name="ce18" office:value="270" office:value-type="float">
            <text:p>270</text:p>
          </table:table-cell>
          <table:table-cell ns41:value-type="float" table:style-name="ce39" office:value="26" office:value-type="float">
            <text:p>26</text:p>
          </table:table-cell>
          <table:table-cell ns41:value-type="float" table:style-name="ce39" office:value="572" office:value-type="float">
            <text:p>572</text:p>
          </table:table-cell>
          <table:table-cell ns41:value-type="float" table:style-name="ce32" office:value="383" office:value-type="float">
            <text:p>383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Leiden</text:p>
          </table:table-cell>
          <table:table-cell table:style-name="ce2"/>
          <table:table-cell ns41:value-type="float" table:style-name="ce18" office:value="645" office:value-type="float">
            <text:p>645</text:p>
          </table:table-cell>
          <table:table-cell ns41:value-type="float" table:style-name="ce39" office:value="580" office:value-type="float">
            <text:p>580</text:p>
          </table:table-cell>
          <table:table-cell ns41:value-type="float" table:style-name="ce39" office:value="923" office:value-type="float">
            <text:p>923</text:p>
          </table:table-cell>
          <table:table-cell ns41:value-type="float" table:style-name="ce32" office:value="542" office:value-type="float">
            <text:p>542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Schiedam</text:p>
          </table:table-cell>
          <table:table-cell table:style-name="ce2"/>
          <table:table-cell ns41:value-type="float" table:style-name="ce18" office:value="203" office:value-type="float">
            <text:p>203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558" office:value-type="float">
            <text:p>558</text:p>
          </table:table-cell>
          <table:table-cell ns41:value-type="float" table:style-name="ce32" office:value="219" office:value-type="float">
            <text:p>219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ce2"/>
          <table:table-cell table:formula="of:=[.C9]+[.C10]+[.C11]+[.C12]" ns41:value-type="float" table:style-name="ce18" office:value-type="float" office:value="1529">
            <text:p>1529</text:p>
          </table:table-cell>
          <table:table-cell table:formula="of:=[.D9]+[.D10]+[.D11]+[.D12]" ns41:value-type="float" table:style-name="ce39" office:value-type="float" office:value="823">
            <text:p>823</text:p>
          </table:table-cell>
          <table:table-cell table:formula="of:=[.E9]+[.E10]+[.E11]+[.E12]" ns41:value-type="float" table:style-name="ce39" office:value-type="float" office:value="2818">
            <text:p>2818</text:p>
          </table:table-cell>
          <table:table-cell table:formula="of:=[.F9]+[.F10]+[.F11]+[.F12]" ns41:value-type="float" table:style-name="ce32" office:value-type="float" office:value="1483">
            <text:p>1483</text:p>
          </table:table-cell>
          <table:table-cell table:style-name="ce38" table:number-columns-repeated="1018"/>
        </table:table-row>
        <table:table-row table:style-name="ro4">
          <table:table-cell ns41:value-type="string" table:style-name="ce7" office:value-type="string">
            <text:p>Beierland (oud-)</text:p>
          </table:table-cell>
          <table:table-cell table:style-name="ce2"/>
          <table:table-cell ns41:value-type="float" table:style-name="ce18" office:value="81" office:value-type="float">
            <text:p>81</text:p>
          </table:table-cell>
          <table:table-cell ns41:value-type="float" table:style-name="ce39" office:value="22" office:value-type="float">
            <text:p>22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2" office:value="67" office:value-type="float">
            <text:p>67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Charlios</text:p>
          </table:table-cell>
          <table:table-cell table:style-name="ce2"/>
          <table:table-cell ns41:value-type="float" table:style-name="ce18" office:value="53" office:value-type="float">
            <text:p>5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2" office:value="52" office:value-type="float">
            <text:p>52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Gorinchem</text:p>
          </table:table-cell>
          <table:table-cell table:style-name="ce2"/>
          <table:table-cell ns41:value-type="float" table:style-name="ce18" office:value="84" office:value-type="float">
            <text:p>84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2" office:value="49" office:value-type="float">
            <text:p>49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Gouda</text:p>
          </table:table-cell>
          <table:table-cell table:style-name="ce2"/>
          <table:table-cell ns41:value-type="float" table:style-name="ce18" office:value="209" office:value-type="float">
            <text:p>209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338" office:value-type="float">
            <text:p>338</text:p>
          </table:table-cell>
          <table:table-cell ns41:value-type="float" table:style-name="ce32" office:value="191" office:value-type="float">
            <text:p>191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s Gravenzande</text:p>
          </table:table-cell>
          <table:table-cell table:style-name="ce2"/>
          <table:table-cell ns41:value-type="float" table:style-name="ce18" office:value="15" office:value-type="float">
            <text:p>15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2" office:value="23" office:value-type="float">
            <text:p>23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Katwijk</text:p>
          </table:table-cell>
          <table:table-cell table:style-name="ce2"/>
          <table:table-cell ns41:value-type="float" table:style-name="ce18" office:value="59" office:value-type="float">
            <text:p>59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2" office:value="46" office:value-type="float">
            <text:p>46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Kralingen</text:p>
          </table:table-cell>
          <table:table-cell table:style-name="ce2"/>
          <table:table-cell ns41:value-type="float" table:style-name="ce18" office:value="139" office:value-type="float">
            <text:p>139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2" office:value="61" office:value-type="float">
            <text:p>61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Maassluis</text:p>
          </table:table-cell>
          <table:table-cell table:style-name="ce2"/>
          <table:table-cell ns41:value-type="float" table:style-name="ce18" office:value="60" office:value-type="float">
            <text:p>60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2" office:value="48" office:value-type="float">
            <text:p>48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Ridderkerk</text:p>
          </table:table-cell>
          <table:table-cell table:style-name="ce2"/>
          <table:table-cell ns41:value-type="float" table:style-name="ce18" office:value="66" office:value-type="float">
            <text:p>66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2" office:value="44" office:value-type="float">
            <text:p>44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Sliedrecht</text:p>
          </table:table-cell>
          <table:table-cell table:style-name="ce2"/>
          <table:table-cell ns41:value-type="float" table:style-name="ce18" office:value="110" office:value-type="float">
            <text:p>110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184" office:value-type="float">
            <text:p>184</text:p>
          </table:table-cell>
          <table:table-cell ns41:value-type="float" table:style-name="ce32" office:value="65" office:value-type="float">
            <text:p>65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Vlaardingen</text:p>
          </table:table-cell>
          <table:table-cell table:style-name="ce2"/>
          <table:table-cell ns41:value-type="float" table:style-name="ce18" office:value="112" office:value-type="float">
            <text:p>112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245" office:value-type="float">
            <text:p>245</text:p>
          </table:table-cell>
          <table:table-cell ns41:value-type="float" table:style-name="ce32" office:value="148" office:value-type="float">
            <text:p>148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Zoeterwoude</text:p>
          </table:table-cell>
          <table:table-cell table:style-name="ce2"/>
          <table:table-cell ns41:value-type="float" table:style-name="ce18" office:value="90" office:value-type="float">
            <text:p>90</text:p>
          </table:table-cell>
          <table:table-cell ns41:value-type="float" table:style-name="ce39" office:value="30" office:value-type="float">
            <text:p>30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2" office:value="17" office:value-type="float">
            <text:p>17</text:p>
          </table:table-cell>
          <table:table-cell table:number-columns-repeated="1018"/>
        </table:table-row>
        <table:table-row table:style-name="ro4">
          <table:table-cell ns41:value-type="string" table:style-name="ce8" office:value-type="string">
            <text:p>Zwijndrecht</text:p>
          </table:table-cell>
          <table:table-cell table:style-name="ce40"/>
          <table:table-cell ns41:value-type="float" table:style-name="ce18" office:value="26" office:value-type="float">
            <text:p>26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65" office:value-type="float">
            <text:p>65</text:p>
          </table:table-cell>
          <table:table-cell ns41:value-type="float" table:style-name="ce32" office:value="46" office:value-type="float">
            <text:p>46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ce2"/>
          <table:table-cell table:formula="of:=[.C14]+[.C15]+[.C16]+[.C17]+[.C18]+[.C19]+[.C20]+[.C21]+[.C22]+[.C23]+[.C24]+[.C25]+[.C26]" ns41:value-type="float" table:style-name="ce18" office:value-type="float" office:value="1104">
            <text:p>1104</text:p>
          </table:table-cell>
          <table:table-cell table:formula="of:=[.D14]+[.D15]+[.D16]+[.D17]+[.D18]+[.D19]+[.D20]+[.D21]+[.D22]+[.D23]+[.D24]+[.D25]+[.D26]" ns41:value-type="float" table:style-name="ce39" office:value-type="float" office:value="141">
            <text:p>141</text:p>
          </table:table-cell>
          <table:table-cell table:formula="of:=[.E14]+[.E15]+[.E16]+[.E17]+[.E18]+[.E19]+[.E20]+[.E21]+[.E22]+[.E23]+[.E24]+[.E25]+[.E26]" ns41:value-type="float" table:style-name="ce39" office:value-type="float" office:value="1994">
            <text:p>1994</text:p>
          </table:table-cell>
          <table:table-cell table:formula="of:=[.F14]+[.F15]+[.F16]+[.F17]+[.F18]+[.F19]+[.F20]+[.F21]+[.F22]+[.F23]+[.F24]+[.F25]+[.F26]" ns41:value-type="float" table:style-name="ce32" office:value-type="float" office:value="857">
            <text:p>857</text:p>
          </table:table-cell>
          <table:table-cell table:style-name="ce38" table:number-columns-repeated="1018"/>
        </table:table-row>
        <table:table-row table:style-name="ro5">
          <table:table-cell ns41:value-type="string" table:style-name="ce8" office:value-type="string">
            <text:p>Totaal der overige gemeenten</text:p>
          </table:table-cell>
          <table:table-cell table:style-name="ce40"/>
          <table:table-cell ns41:value-type="float" table:style-name="ce18" office:value="2537" office:value-type="float">
            <text:p>2537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4974" office:value-type="float">
            <text:p>4974</text:p>
          </table:table-cell>
          <table:table-cell ns41:value-type="float" table:style-name="ce32" office:value="2234" office:value-type="float">
            <text:p>2234</text:p>
          </table:table-cell>
          <table:table-cell table:number-columns-repeated="1018"/>
        </table:table-row>
        <table:table-row table:style-name="ro1">
          <table:table-cell ns41:value-type="string" table:style-name="ce9" office:value-type="string">
            <text:p>Algemeen Totaal</text:p>
          </table:table-cell>
          <table:table-cell table:style-name="ce2"/>
          <table:table-cell table:formula="of:=[.C8]+[.C13]+[.C27]+[.C28]" ns41:value-type="float" table:style-name="ce20" office:value-type="float" office:value="9450">
            <text:p>9450</text:p>
          </table:table-cell>
          <table:table-cell table:formula="of:=[.D8]+[.D13]+[.D27]+[.D28]" ns41:value-type="float" table:style-name="ce26" office:value-type="float" office:value="1756">
            <text:p>1756</text:p>
          </table:table-cell>
          <table:table-cell table:formula="of:=[.E8]+[.E13]+[.E27]+[.E28]" ns41:value-type="float" table:style-name="ce26" office:value-type="float" office:value="17698">
            <text:p>17698</text:p>
          </table:table-cell>
          <table:table-cell table:formula="of:=[.F8]+[.F13]+[.F27]+[.F28]" ns41:value-type="float" table:style-name="ce34" office:value-type="float" office:value="7675">
            <text:p>7675</text:p>
          </table:table-cell>
          <table:table-cell table:style-name="ce38" table:number-columns-repeated="1018"/>
        </table:table-row>
        <table:table-row table:style-name="ro4" table:number-rows-repeated="3723">
          <table:table-cell table:style-name="Default" table:number-columns-repeated="2"/>
          <table:table-cell table:style-name="ce10" table:number-columns-repeated="4"/>
          <table:table-cell table:number-columns-repeated="1018"/>
        </table:table-row>
        <table:table-row table:style-name="ro4" table:number-rows-repeated="10448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2:58:33</dc:date>
    <meta:print-date>2004-01-22T22:12:01</meta:print-date>
    <meta:document-statistic meta:object-count="0" meta:cell-count="128" meta:table-count="1"/>
    <meta:generator>ODFPY/1.3.0dev</meta:generator>
  </office:meta>
</office:document-meta>
</file>